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66f2ee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1" style:family="paragraph" style:parent-style-name="Table_20_Contents">
      <style:text-properties officeooo:rsid="000bac82" officeooo:paragraph-rsid="0066f2ee"/>
    </style:style>
    <style:style style:name="P62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3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4" style:family="paragraph" style:parent-style-name="Table_20_Contents">
      <style:text-properties officeooo:paragraph-rsid="008a5ce4"/>
    </style:style>
    <style:style style:name="P65" style:family="paragraph" style:parent-style-name="Table_20_Contents">
      <style:text-properties officeooo:paragraph-rsid="008b4bd2"/>
    </style:style>
    <style:style style:name="P66" style:family="paragraph" style:parent-style-name="Table_20_Contents">
      <style:text-properties officeooo:paragraph-rsid="008c710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79" style:family="paragraph" style:parent-style-name="Text_20_body">
      <style:text-properties officeooo:rsid="0063f0b0"/>
    </style:style>
    <style:style style:name="P80" style:family="paragraph" style:parent-style-name="Standard">
      <style:paragraph-properties fo:break-before="page"/>
      <style:text-properties officeooo:paragraph-rsid="006217d2"/>
    </style:style>
    <style:style style:name="P8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85" style:family="paragraph" style:parent-style-name="Table_20_Contents">
      <style:text-properties officeooo:paragraph-rsid="0063f0b0"/>
    </style:style>
    <style:style style:name="P86" style:family="paragraph" style:parent-style-name="Table_20_Contents">
      <style:text-properties officeooo:paragraph-rsid="0076c6f2"/>
    </style:style>
    <style:style style:name="P87" style:family="paragraph" style:parent-style-name="Table_20_Contents">
      <style:text-properties officeooo:paragraph-rsid="00864192"/>
    </style:style>
    <style:style style:name="P88" style:family="paragraph" style:parent-style-name="Table_20_Contents">
      <style:text-properties officeooo:paragraph-rsid="00b2963a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9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9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9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9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9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f76f2" style:font-size-asian="10.5pt" style:font-style-asian="normal" style:font-weight-asian="bold" style:font-size-complex="10.5pt" style:font-weight-complex="bold" style:text-emphasize="none"/>
    </style:style>
    <style:style style:name="P9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b0c522" style:font-size-asian="10.5pt" style:font-style-asian="normal" style:font-weight-asian="bold" style:font-size-complex="10.5pt" style:font-weight-complex="bold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99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0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0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0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0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0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cec70" style:font-size-asian="10.5pt" style:font-size-complex="10.5pt"/>
    </style:style>
    <style:style style:name="P10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0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09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b0c522" style:font-size-asian="10.5pt" style:font-size-complex="10.5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1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1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1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1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1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cec70" style:font-name-asian="Times New Roman1" style:font-size-asian="10.5pt" style:font-name-complex="Times New Roman1" style:font-size-complex="10.5pt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indent="0.767cm" style:auto-text-indent="false"/>
      <style:text-properties style:font-name="Liberation Serif" fo:font-size="10.5pt" officeooo:paragraph-rsid="00acec70" style:font-size-asian="10.5pt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officeooo:paragraph-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51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cec70" style:font-size-asian="10.5pt" style:font-size-complex="10.5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b4eda8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34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5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36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37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38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39" style:family="paragraph" style:parent-style-name="Зміст_5f_вимоги">
      <style:text-properties fo:font-size="10pt" officeooo:paragraph-rsid="009e84d6" style:font-size-asian="10pt" style:font-size-complex="10pt"/>
    </style:style>
    <style:style style:name="P140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1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2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3" style:family="paragraph" style:parent-style-name="Зміст_5f_вимоги">
      <style:text-properties style:font-name="Liberation Serif" fo:font-size="10.5pt" officeooo:paragraph-rsid="00acec70" style:font-size-asian="10.5pt" style:font-size-complex="10.5pt"/>
    </style:style>
    <style:style style:name="P144" style:family="paragraph" style:parent-style-name="Зміст_5f_вимоги">
      <style:text-properties style:font-name="Liberation Serif" fo:font-size="10.5pt" officeooo:paragraph-rsid="00b0c522" style:font-size-asian="10.5pt" style:font-size-complex="10.5pt"/>
    </style:style>
    <style:style style:name="P1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de02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e6608" officeooo:paragraph-rsid="00ae660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8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9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60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61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84e73d"/>
    </style:style>
    <style:style style:name="P162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b2963a"/>
    </style:style>
    <style:style style:name="P163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64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P165" style:family="paragraph" style:parent-style-name="Зміст_5f_вимоги">
      <style:paragraph-properties fo:margin-left="0cm" fo:margin-right="0cm" fo:text-indent="0cm" style:auto-text-indent="false"/>
      <style:text-properties officeooo:paragraph-rsid="00864192"/>
    </style:style>
    <style:style style:name="P166" style:family="paragraph" style:parent-style-name="Зміст_5f_вимоги">
      <style:paragraph-properties fo:margin-left="0cm" fo:margin-right="0cm" fo:text-indent="0cm" style:auto-text-indent="false"/>
      <style:text-properties officeooo:paragraph-rsid="008187a7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71d76" style:font-style-asian="italic" style:font-style-complex="italic"/>
    </style:style>
    <style:style style:name="T10" style:family="text">
      <style:text-properties fo:font-style="italic" officeooo:rsid="00878bfc" style:font-style-asian="italic" style:font-style-complex="italic"/>
    </style:style>
    <style:style style:name="T11" style:family="text">
      <style:text-properties fo:font-style="italic" officeooo:rsid="008b4bd2" style:font-style-asian="italic" style:font-style-complex="italic"/>
    </style:style>
    <style:style style:name="T12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3" style:family="text">
      <style:text-properties fo:font-style="italic" style:font-name-asian="Times New Roman1" style:font-style-asian="italic" style:font-name-complex="Times New Roman1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de02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480b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2963a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7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7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4e73d" style:font-size-asian="10.5pt" style:font-style-asian="italic" style:font-weight-asian="normal" style:font-size-complex="10.5pt" style:font-style-complex="italic" style:text-emphasize="none"/>
    </style:style>
    <style:style style:name="T7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adda3" style:font-size-asian="10.5pt" style:font-style-asian="italic" style:font-weight-asian="normal" style:font-size-complex="10.5pt" style:font-style-complex="italic" style:text-emphasize="none"/>
    </style:style>
    <style:style style:name="T7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64192" style:font-size-asian="10.5pt" style:font-style-asian="italic" style:font-weight-asian="normal" style:font-size-complex="10.5pt" style:font-style-complex="italic" style:text-emphasize="none"/>
    </style:style>
    <style:style style:name="T7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de02d" style:font-size-asian="10.5pt" style:font-style-asian="italic" style:font-weight-asian="normal" style:font-size-complex="10.5pt" style:font-style-complex="italic" style:text-emphasize="none"/>
    </style:style>
    <style:style style:name="T7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1d76" style:font-size-asian="10.5pt" style:font-style-asian="italic" style:font-weight-asian="normal" style:font-size-complex="10.5pt" style:font-style-complex="italic" style:text-emphasize="none"/>
    </style:style>
    <style:style style:name="T7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b4bd2" style:font-size-asian="10.5pt" style:font-style-asian="italic" style:font-weight-asian="normal" style:font-size-complex="10.5pt" style:font-style-complex="italic" style:text-emphasize="none"/>
    </style:style>
    <style:style style:name="T7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b2963a" style:font-size-asian="10.5pt" style:font-style-asian="italic" style:font-weight-asian="normal" style:font-size-complex="10.5pt" style:font-style-complex="italic" style:text-emphasize="none"/>
    </style:style>
    <style:style style:name="T78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79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80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82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8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5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6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87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b2963a" style:font-size-asian="10.5pt" style:font-style-asian="italic" style:font-weight-asian="normal" style:font-size-complex="10.5pt" style:font-style-complex="italic" style:text-emphasize="none"/>
    </style:style>
    <style:style style:name="T88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e1b18" style:font-name-asian="Times New Roman1" style:font-size-asian="10.5pt" style:font-style-asian="italic" style:font-weight-asian="normal" style:font-name-complex="Times New Roman1" style:font-size-complex="10.5pt" style:font-style-complex="normal" style:text-emphasize="none"/>
    </style:style>
    <style:style style:name="T89" style:family="text">
      <style:text-properties fo:color="#000000" style:text-outline="false" style:text-line-through-style="none" style:text-line-through-type="none" style:font-name="Liberation Serif" fo:font-style="italic" fo:text-shadow="none" style:text-underline-style="none" fo:font-weight="normal" officeooo:rsid="0023c526" style:font-name-asian="Calibri" style:font-style-asian="italic" style:font-weight-asian="normal" style:text-emphasize="none"/>
    </style:style>
    <style:style style:name="T90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3c526" style:font-name-asian="Calibri" style:font-style-asian="normal" style:font-weight-asian="normal" style:text-emphasize="none"/>
    </style:style>
    <style:style style:name="T91" style:family="text">
      <style:text-properties fo:color="#000000" style:text-outline="false" style:text-line-through-style="none" style:text-line-through-type="none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92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93" style:family="text">
      <style:text-properties officeooo:rsid="0023c526"/>
    </style:style>
    <style:style style:name="T94" style:family="text">
      <style:text-properties officeooo:rsid="00282cca"/>
    </style:style>
    <style:style style:name="T95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96" style:family="text">
      <style:text-properties style:font-name="Times New Roman" style:font-name-asian="Times New Roman1" style:font-name-complex="Times New Roman1"/>
    </style:style>
    <style:style style:name="T9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9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99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100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101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102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10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04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105" style:family="text">
      <style:text-properties style:font-name="Times New Roman" fo:font-style="italic" style:font-name-asian="Times New Roman1" style:font-style-asian="italic" style:font-name-complex="Times New Roman1"/>
    </style:style>
    <style:style style:name="T106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107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10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9" style:family="text">
      <style:text-properties style:font-name-asian="Times New Roman1" style:font-name-complex="Times New Roman1"/>
    </style:style>
    <style:style style:name="T110" style:family="text">
      <style:text-properties officeooo:rsid="00282cca" style:font-name-asian="Times New Roman1" style:font-name-complex="Times New Roman1"/>
    </style:style>
    <style:style style:name="T111" style:family="text">
      <style:text-properties officeooo:rsid="002e1b18" style:font-name-asian="Times New Roman1" style:font-name-complex="Times New Roman1" style:font-style-complex="normal"/>
    </style:style>
    <style:style style:name="T112" style:family="text">
      <style:text-properties officeooo:rsid="009f6097" style:font-name-asian="Times New Roman1" style:font-name-complex="Times New Roman1" style:font-style-complex="normal"/>
    </style:style>
    <style:style style:name="T113" style:family="text">
      <style:text-properties officeooo:rsid="002e1b18" style:font-name-asian="Times New Roman1" style:font-name-complex="Times New Roman1"/>
    </style:style>
    <style:style style:name="T114" style:family="text">
      <style:text-properties officeooo:rsid="001331e3" style:font-name-asian="Times New Roman1" style:font-name-complex="Times New Roman1"/>
    </style:style>
    <style:style style:name="T115" style:family="text">
      <style:text-properties officeooo:rsid="00181cf4" style:font-name-asian="Times New Roman1" style:font-name-complex="Times New Roman1"/>
    </style:style>
    <style:style style:name="T116" style:family="text">
      <style:text-properties officeooo:rsid="002e1b18"/>
    </style:style>
    <style:style style:name="T117" style:family="text">
      <style:text-properties officeooo:rsid="00181cf4"/>
    </style:style>
    <style:style style:name="T118" style:family="text">
      <style:text-properties fo:language="ru" fo:country="RU"/>
    </style:style>
    <style:style style:name="T119" style:family="text">
      <style:text-properties officeooo:rsid="002e1b18" style:font-style-complex="normal"/>
    </style:style>
    <style:style style:name="T120" style:family="text">
      <style:text-properties officeooo:rsid="0023c526" style:font-style-complex="normal"/>
    </style:style>
    <style:style style:name="T121" style:family="text">
      <style:text-properties officeooo:rsid="009f6097" style:font-style-complex="normal"/>
    </style:style>
    <style:style style:name="T122" style:family="text">
      <style:text-properties officeooo:rsid="00a89c77" style:font-style-complex="normal"/>
    </style:style>
    <style:style style:name="T123" style:family="text">
      <style:text-properties fo:language="en" fo:country="US"/>
    </style:style>
    <style:style style:name="T124" style:family="text">
      <style:text-properties fo:language="uk" fo:country="UA"/>
    </style:style>
    <style:style style:name="T125" style:family="text">
      <style:text-properties fo:language="uk" fo:country="UA" officeooo:rsid="002c9457"/>
    </style:style>
    <style:style style:name="T126" style:family="text">
      <style:text-properties fo:language="uk" fo:country="UA" officeooo:rsid="0021a7d8"/>
    </style:style>
    <style:style style:name="T127" style:family="text">
      <style:text-properties fo:language="uk" fo:country="UA" fo:font-weight="bold" officeooo:rsid="002c9457" style:font-weight-asian="bold" style:font-weight-complex="bold"/>
    </style:style>
    <style:style style:name="T128" style:family="text">
      <style:text-properties fo:language="uk" fo:country="UA" fo:font-weight="bold" officeooo:rsid="007055ea" style:font-weight-asian="bold" style:font-weight-complex="bold"/>
    </style:style>
    <style:style style:name="T129" style:family="text">
      <style:text-properties fo:language="uk" fo:country="UA" fo:font-weight="bold" officeooo:rsid="000bac82" style:font-weight-asian="bold" style:font-weight-complex="bold"/>
    </style:style>
    <style:style style:name="T130" style:family="text">
      <style:text-properties fo:language="uk" fo:country="UA" fo:font-weight="bold" officeooo:rsid="0021a7d8" style:font-weight-asian="bold" style:font-weight-complex="bold"/>
    </style:style>
    <style:style style:name="T131" style:family="text">
      <style:text-properties fo:language="uk" fo:country="UA" fo:font-weight="bold" officeooo:rsid="00694122" style:font-weight-asian="bold" style:font-weight-complex="bold"/>
    </style:style>
    <style:style style:name="T132" style:family="text">
      <style:text-properties fo:language="uk" fo:country="UA" fo:font-weight="bold" officeooo:rsid="008b4bd2" style:font-weight-asian="bold" style:font-weight-complex="bold"/>
    </style:style>
    <style:style style:name="T133" style:family="text">
      <style:text-properties fo:language="uk" fo:country="UA" fo:font-weight="normal" officeooo:rsid="0021a7d8" style:font-weight-asian="normal" style:font-weight-complex="normal"/>
    </style:style>
    <style:style style:name="T134" style:family="text">
      <style:text-properties fo:language="uk" fo:country="UA" fo:font-weight="normal" officeooo:rsid="0069f8c3" style:font-weight-asian="normal" style:font-weight-complex="normal"/>
    </style:style>
    <style:style style:name="T135" style:family="text">
      <style:text-properties fo:language="uk" fo:country="UA" officeooo:rsid="0058499d"/>
    </style:style>
    <style:style style:name="T136" style:family="text">
      <style:text-properties fo:language="uk" fo:country="UA" officeooo:rsid="00694122"/>
    </style:style>
    <style:style style:name="T137" style:family="text">
      <style:text-properties fo:language="uk" fo:country="UA" officeooo:rsid="008a5ce4"/>
    </style:style>
    <style:style style:name="T138" style:family="text">
      <style:text-properties fo:language="uk" fo:country="UA" officeooo:rsid="008b4bd2"/>
    </style:style>
    <style:style style:name="T139" style:family="text">
      <style:text-properties fo:language="uk" fo:country="UA" officeooo:rsid="008c710e"/>
    </style:style>
    <style:style style:name="T140" style:family="text">
      <style:text-properties fo:language="uk" fo:country="UA" officeooo:rsid="0071856a"/>
    </style:style>
    <style:style style:name="T141" style:family="text">
      <style:text-properties fo:language="uk" fo:country="UA" officeooo:rsid="0099c41d"/>
    </style:style>
    <style:style style:name="T142" style:family="text">
      <style:text-properties officeooo:rsid="000f0310"/>
    </style:style>
    <style:style style:name="T143" style:family="text">
      <style:text-properties officeooo:rsid="0010dd33"/>
    </style:style>
    <style:style style:name="T144" style:family="text">
      <style:text-properties officeooo:rsid="00117476"/>
    </style:style>
    <style:style style:name="T145" style:family="text">
      <style:text-properties officeooo:rsid="0042ad5b"/>
    </style:style>
    <style:style style:name="T146" style:family="text">
      <style:text-properties officeooo:rsid="00464a7d"/>
    </style:style>
    <style:style style:name="T147" style:family="text">
      <style:text-properties officeooo:rsid="0063f0b0"/>
    </style:style>
    <style:style style:name="T148" style:family="text">
      <style:text-properties officeooo:rsid="0066f2ee"/>
    </style:style>
    <style:style style:name="T149" style:family="text">
      <style:text-properties officeooo:rsid="006b7d4c"/>
    </style:style>
    <style:style style:name="T150" style:family="text">
      <style:text-properties officeooo:rsid="006e73f6"/>
    </style:style>
    <style:style style:name="T151" style:family="text">
      <style:text-properties officeooo:rsid="007055ea"/>
    </style:style>
    <style:style style:name="T152" style:family="text">
      <style:text-properties style:text-underline-style="solid" style:text-underline-width="auto" style:text-underline-color="font-color"/>
    </style:style>
    <style:style style:name="T153" style:family="text">
      <style:text-properties fo:font-size="12pt" officeooo:rsid="0014585f" style:font-size-asian="12pt"/>
    </style:style>
    <style:style style:name="T154" style:family="text">
      <style:text-properties officeooo:rsid="0076c6f2"/>
    </style:style>
    <style:style style:name="T155" style:family="text">
      <style:text-properties fo:font-weight="bold" officeooo:rsid="002c9457" style:font-weight-asian="bold" style:font-weight-complex="bold"/>
    </style:style>
    <style:style style:name="T156" style:family="text">
      <style:text-properties fo:font-weight="bold" officeooo:rsid="007055ea" style:font-weight-asian="bold" style:font-weight-complex="bold"/>
    </style:style>
    <style:style style:name="T157" style:family="text">
      <style:text-properties officeooo:rsid="007be8e8"/>
    </style:style>
    <style:style style:name="T158" style:family="text">
      <style:text-properties officeooo:rsid="008ff984"/>
    </style:style>
    <style:style style:name="T159" style:family="text">
      <style:text-properties officeooo:rsid="0095924b"/>
    </style:style>
    <style:style style:name="T160" style:family="text">
      <style:text-properties officeooo:rsid="00969118"/>
    </style:style>
    <style:style style:name="T161" style:family="text">
      <style:text-properties officeooo:rsid="00980f51"/>
    </style:style>
    <style:style style:name="T162" style:family="text">
      <style:text-properties officeooo:rsid="009cbec8"/>
    </style:style>
    <style:style style:name="T163" style:family="text">
      <style:text-properties fo:font-size="10pt" style:font-name-asian="Calibri" style:font-size-asian="10pt" style:font-size-complex="10pt"/>
    </style:style>
    <style:style style:name="T164" style:family="text">
      <style:text-properties officeooo:rsid="009e84d6"/>
    </style:style>
    <style:style style:name="T165" style:family="text">
      <style:text-properties officeooo:rsid="00a08bae"/>
    </style:style>
    <style:style style:name="T166" style:family="text">
      <style:text-properties style:font-name="Liberation Serif" fo:font-style="italic" officeooo:rsid="002e1b18" style:font-name-asian="Times New Roman1" style:font-style-asian="italic" style:font-name-complex="Times New Roman1" style:font-style-complex="normal"/>
    </style:style>
    <style:style style:name="T167" style:family="text">
      <style:text-properties style:font-name="Liberation Serif" officeooo:rsid="002e1b18" style:font-name-asian="Times New Roman1" style:font-name-complex="Times New Roman1" style:font-style-complex="normal"/>
    </style:style>
    <style:style style:name="T168" style:family="text">
      <style:text-properties style:font-name="Liberation Serif" officeooo:rsid="00b2963a" style:font-name-asian="Times New Roman1" style:font-name-complex="Times New Roman1" style:font-style-complex="normal"/>
    </style:style>
    <style:style style:name="T169" style:family="text">
      <style:text-properties style:font-name="Liberation Serif" officeooo:rsid="00b4eda8"/>
    </style:style>
    <style:style style:name="T170" style:family="text">
      <style:text-properties officeooo:rsid="00576bac"/>
    </style:style>
    <style:style style:name="T171" style:family="text">
      <style:text-properties officeooo:rsid="00a4c63a"/>
    </style:style>
    <style:style style:name="T172" style:family="text">
      <style:text-properties officeooo:rsid="00a72bdf"/>
    </style:style>
    <style:style style:name="T173" style:family="text">
      <style:text-properties officeooo:rsid="00a9d64d"/>
    </style:style>
    <style:style style:name="T174" style:family="text">
      <style:text-properties officeooo:rsid="00ab291c"/>
    </style:style>
    <style:style style:name="T175" style:family="text">
      <style:text-properties officeooo:rsid="00ade02d"/>
    </style:style>
    <style:style style:name="T176" style:family="text">
      <style:text-properties officeooo:rsid="00b2963a"/>
    </style:style>
    <style:style style:name="T177" style:family="text">
      <style:text-properties officeooo:rsid="00b480b8"/>
    </style:style>
    <style:style style:name="T178" style:family="text">
      <style:text-properties officeooo:rsid="00b4ed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7">№ Уроку</text:p>
          </table:table-cell>
          <table:table-cell table:style-name="Таблиця2.A1" office:value-type="string">
            <text:p text:style-name="P57">№ Теми</text:p>
          </table:table-cell>
          <table:table-cell table:style-name="Таблиця2.A1" office:value-type="string">
            <text:p text:style-name="P58">Тема урока</text:p>
          </table:table-cell>
          <table:table-cell table:style-name="Таблиця2.D1" office:value-type="string">
            <text:p text:style-name="P58"/>
          </table:table-cell>
          <table:table-cell table:style-name="Таблиця2.A1" office:value-type="string">
            <text:p text:style-name="P59"><text:span text:style-name="T159">9</text:span>-<text:span text:style-name="T146">А</text:span></text:p>
          </table:table-cell>
          <table:table-cell table:style-name="Таблиця2.A1" office:value-type="string">
            <text:p text:style-name="P59"><text:span text:style-name="T159">9</text:span>-<text:span text:style-name="T146">Б</text:span></text:p>
          </table:table-cell>
          <table:table-cell table:style-name="Таблиця2.G1" office:value-type="string">
            <text:p text:style-name="P59"><text:span text:style-name="T159">9</text:span>-<text:span text:style-name="T149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7">П<text:span text:style-name="T164">оняття одновимірних масивів.</text:span></text:p>
          </table:table-cell>
          <table:table-cell table:style-name="Таблиця2.D1" table:number-rows-spanned="32" office:value-type="string">
            <text:p text:style-name="P102"><text:span text:style-name="T106">Учень/учениця</text:span></text:p>
            <text:p text:style-name="P109"><text:span text:style-name="T106">Знаннєва складова</text:span></text:p>
            <text:p text:style-name="P139"><text:span text:style-name="T1">Пояснює </text:span>принцип організації даних за допомогою одновимірних масивів.</text:p>
            <text:p text:style-name="P139"><text:span text:style-name="T1">Пояснює </text:span>поняття масиву, елемента масиву, індексу та значення елемента.</text:p>
            <text:p text:style-name="P139"><text:span text:style-name="T1">Описує </text:span>алгоритми опрацювання елементів масиву, що задовольняють певній умові.</text:p>
            <text:p text:style-name="P139"><text:span text:style-name="T1">Описує</text:span> алгоритм знаходження підсумкових величин у масиві.</text:p>
            <text:p text:style-name="P139"><text:span text:style-name="T1">Описує </text:span>принаймні один алгоритм впорядкування масиву</text:p>
            <text:p text:style-name="P112"/>
            <text:p text:style-name="P108"><text:span text:style-name="T106">Діяльнісна складова</text:span></text:p>
            <text:p text:style-name="P113"><text:span text:style-name="T107">Складає й описує</text:span><text:span text:style-name="T108"> </text:span><text:span text:style-name="Зміст_5f_вимоги_20_Знак"><text:span text:style-name="T163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108"> та його впорядкування</text:span></text:p>
            <text:p text:style-name="P112"/>
            <text:p text:style-name="P109"><text:span text:style-name="T106">Ціннісна складова</text:span></text:p>
            <text:p text:style-name="P114"><text:span text:style-name="T105">Оцінює</text:span><text:span text:style-name="T96"> часову та ємнісну складність алгоритмів.</text:span></text:p>
            <text:p text:style-name="P134">Усвідомлює важливість застосування ефективних методів для опрацювання великих наборів даних</text:p>
            <text:p text:style-name="P134"/>
            <text:p text:style-name="P103"><text:span text:style-name="T12">Учень/учениця</text:span></text:p>
            <text:p text:style-name="P115"><text:span text:style-name="T12">Знаннєва складова</text:span></text:p>
            <text:p text:style-name="P140"><text:span text:style-name="T1">Розуміє </text:span>призначення мови програмування та основних її елементів<text:span text:style-name="T118">. </text:span>Наводить приклади сучасних мов програмування.</text:p>
            <text:p text:style-name="P140"><text:span text:style-name="T1">Знає</text:span> відмінність між змінними та константами. </text:p>
            <text:p text:style-name="P140"><text:span text:style-name="T1">Порівнює</text:span> особливості різних середовищ програмування. </text:p>
            <text:p text:style-name="P140"><text:span text:style-name="T1">Розуміє</text:span> поняття об’єкта в мові програмування, його властивостей і методів.<text:span text:style-name="T152"> </text:span></text:p>
            <text:p text:style-name="P140"><text:span text:style-name="T1">Пояснює </text:span>структуру програми.</text:p>
            <text:p text:style-name="P140"><text:span text:style-name="T1">Пояснює</text:span> функції елементів графічного інтерфейсу та користується ними.</text:p>
            <text:p text:style-name="P140"><text:soft-page-break/><text:span text:style-name="T1">Розрізняє</text:span> властивості і методи елементів управління</text:p>
            <text:p text:style-name="P116"/>
            <text:p text:style-name="P115"><text:span text:style-name="T12">Діяльнісна складова</text:span></text:p>
            <text:p text:style-name="P140"><text:span text:style-name="T1">Планує</text:span> процес розв’язування задачі з використанням програмування.</text:p>
            <text:p text:style-name="P140"><text:span text:style-name="T1">Створює і налагоджує</text:span> програми, зокрема подійно- <text:s/>й об’єктно-орієнтовані.</text:p>
            <text:p text:style-name="P140"><text:span text:style-name="T1">Використовує</text:span> в програмах вирази, коректно добирає типи даних. </text:p>
            <text:p text:style-name="P140"><text:span text:style-name="T1">Розв’язує </text:span>задачі з використанням усіх базових алгоритмічних структур, змінних та констант.</text:p>
            <text:p text:style-name="P140"><text:span text:style-name="T1">Обґрунтовує</text:span> вибір типів даних для розв’язування задачі</text:p>
            <text:p text:style-name="P117"/>
            <text:p text:style-name="P115"><text:span text:style-name="T12">Ціннісна складова </text:span></text:p>
            <text:p text:style-name="P140"><text:span text:style-name="T1">Оцінює</text:span> відповідність результатів виконання програми поставленій задачі.</text:p>
            <text:p text:style-name="P135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9">Е<text:span text:style-name="T164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8"><text:span text:style-name="T44">О</text:span><text:span text:style-name="T45">дновимірні масиви</text:span><text:span text:style-name="T24">. </text:span><text:span text:style-name="T62">Практична робота №</text:span><text:span text:style-name="T63">1</text:span><text:span text:style-name="T62">. </text:span><text:span text:style-name="T23">Опрацювання елементів масивів. </text:span><text:span text:style-name="T2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7">П<text:span text:style-name="T164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89">З<text:span text:style-name="T164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89">В<text:span text:style-name="T164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8"><text:span text:style-name="T26">Складання </text:span><text:span text:style-name="T46">алгоритмів для опрацювання масивів</text:span><text:span text:style-name="T26">. </text:span><text:span text:style-name="T62">Практична робота №</text:span><text:span text:style-name="T63">2</text:span><text:span text:style-name="T62">. </text:span><text:span text:style-name="T54">В</text:span><text:span text:style-name="T55">порядкування масиву</text:span><text:span text:style-name="T39">. </text:span><text:span text:style-name="T2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90"><text:span text:style-name="T121">Складання </text:span><text:span text:style-name="T112">алгоритмів для опрацювання масивів</text:span><text:span text:style-name="T121">. </text:span><text:s/><text:span text:style-name="T2">Практична робота №</text:span><text:span text:style-name="T5">3</text:span><text:span text:style-name="T2">. </text:span>Виконання<text:span text:style-name="T93"> алгоритм</text:span>ів<text:span text:style-name="T93">. </text:span><text:span text:style-name="T11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8">О<text:span text:style-name="T165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8">М<text:span text:style-name="T165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8">А<text:span text:style-name="T165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8">З<text:span text:style-name="T165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85"><text:span text:style-name="T28">Робота з масивами.</text:span><text:span text:style-name="T64"> </text:span><text:span text:style-name="T62">Практична робота №</text:span><text:span text:style-name="T63">4</text:span><text:span text:style-name="T62">. </text:span><text:span text:style-name="T27">С</text:span><text:span text:style-name="T28">кладання алгоритмів впорядкування масивів</text:span><text:span text:style-name="T32">. </text:span><text:span text:style-name="T3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99"><text:span text:style-name="T29">Ефективність алгоритмів.</text:span><text:span text:style-name="T65"> </text:span><text:span text:style-name="T62">Практична робота №</text:span><text:span text:style-name="T63">5</text:span><text:span text:style-name="T62">. </text:span><text:span text:style-name="T79">О</text:span><text:span text:style-name="T80">ціне</text:span><text:span text:style-name="T81">ння часової та ємнісної складності алгоритмів.</text:span><text:span text:style-name="T40"> </text:span><text:span text:style-name="T30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2">Повторення <text:span text:style-name="T157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0">Узагальнення <text:span text:style-name="T150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5"><text:span text:style-name="T170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5"><text:span text:style-name="T170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5"><text:span text:style-name="T170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5"><text:span text:style-name="T170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5"><text:span text:style-name="T170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5"><text:span text:style-name="T170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5"><text:span text:style-name="T170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5"><text:span text:style-name="T170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5"><text:span text:style-name="T170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5"><text:span text:style-name="T170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5"><text:span text:style-name="T170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5"><text:span text:style-name="T170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12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91">П<text:span text:style-name="T171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67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0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0"><text:span text:style-name="T117">Тема 2</text:span>. <text:span text:style-name="T109">Програмне забезпечення та інформаційна безпека </text:span>(<text:span text:style-name="T154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50">П<text:span text:style-name="T172">рограмне забезпечення, типи.</text:span></text:p>
          </table:table-cell>
          <table:table-cell table:style-name="Таблиця1.D2" table:number-rows-spanned="9" office:value-type="string">
            <text:p text:style-name="P104"><text:span text:style-name="T12">Учень/учениця</text:span></text:p>
            <text:p text:style-name="P118"><text:span text:style-name="T12">Знаннєва складова</text:span></text:p>
            <text:p text:style-name="P141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41"><text:span text:style-name="T1">Класифікує </text:span>операційні системи; <text:span text:style-name="T1">пояснює </text:span>призначення драйверів.</text:p>
            <text:p text:style-name="P141"><text:span text:style-name="T1">Пояснює</text:span> поняття сумісності програмного забезпечення.</text:p>
            <text:p text:style-name="P141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41"><text:span text:style-name="T1">Пояснює</text:span> принципи стиснення даних.</text:p>
            <text:p text:style-name="P141"><text:span text:style-name="T1">Називає</text:span> типи файлів архівів.</text:p>
            <text:p text:style-name="P141"><text:span text:style-name="T1">Називає</text:span> основні типи шкідливих програм та <text:span text:style-name="T1">пояснює</text:span> принцип їх дії.</text:p>
            <text:p text:style-name="P141"><text:span text:style-name="T1">Розуміє</text:span> принципи і знає методи захисту від інформаційних загроз</text:p>
            <text:p text:style-name="P120"/>
            <text:p text:style-name="P118"><text:span text:style-name="T12">Діяльнісна складова</text:span></text:p>
            <text:p text:style-name="P141"><text:span text:style-name="T1">Уміє</text:span> стискати файли та розпаковувати архіви.</text:p>
            <text:p text:style-name="P141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41"><text:span text:style-name="T1">Добирає</text:span> програмне забезпечення <text:s/>під конкретні задачі</text:p>
            <text:p text:style-name="P124"/>
            <text:p text:style-name="P110"><text:span text:style-name="T12">Ціннісна складова</text:span></text:p>
            <text:p text:style-name="P141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36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63"><text:span text:style-name="T66">Практична робота №</text:span><text:span text:style-name="T67">7</text:span><text:span text:style-name="T66">. </text:span><text:span text:style-name="T56">К</text:span><text:span text:style-name="T57">ласифікація програмного забезпечення.</text:span><text:span text:style-name="T41"> </text:span><text:span text:style-name="T34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3">О<text:span text:style-name="T172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3">Д<text:span text:style-name="T172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9"><text:span text:style-name="T66"><text:s/></text:span><text:span text:style-name="T47">С</text:span><text:span text:style-name="T48">умісність програмного забезпечення.</text:span><text:span text:style-name="T31"> </text:span><text:span text:style-name="T34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3">Л<text:span text:style-name="T172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3">П<text:span text:style-name="T172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6"><text:span text:style-name="T6">Практична робота №</text:span><text:span text:style-name="T10">8</text:span><text:span text:style-name="T6">. </text:span><text:span text:style-name="T122">Стискання та розпакування архівів. </text:span><text:span text:style-name="T119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94"><text:span text:style-name="T94">Узагальнення з теми </text:span><text:span text:style-name="T114">Програмне забезпечення та інформаційна безпека.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><text:soft-page-break/></text:p>
            <text:p text:style-name="P71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83">Тема <text:span text:style-name="T147">3</text:span>. <text:span text:style-name="T96">Бази даних. Системи керування базами даних </text:span>(<text:span text:style-name="T15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51">Б<text:span text:style-name="T173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05"><text:span text:style-name="T12">Учень/учениця</text:span></text:p>
            <text:p text:style-name="P126"><text:span text:style-name="T12">Знаннєва складова</text:span></text:p>
            <text:p text:style-name="P142"><text:span text:style-name="T1">Дає</text:span> означення бази даних.</text:p>
            <text:p text:style-name="P142"><text:span text:style-name="T1">Пояснює </text:span>відмінності подання даних у багатотабличних БД та в електронних таблицях.</text:p>
            <text:p text:style-name="P142"><text:span text:style-name="T1">Пояснює</text:span> поняття таблиці, поля, запису, ключа таблиці.</text:p>
            <text:p text:style-name="P142"><text:span text:style-name="T1">Пояснює</text:span> призначення систем керування базами даних</text:p>
            <text:p text:style-name="P142"/>
            <text:p text:style-name="P126"><text:span text:style-name="T12">Діяльнісна складова</text:span></text:p>
            <text:p text:style-name="P142"><text:span text:style-name="T1">Уводить дані</text:span> в таблиці, усвідомлюючи обмеження, що накладаються структурою бази даних.</text:p>
            <text:p text:style-name="P142"><text:span text:style-name="T1">Сортує дані</text:span> в таблицях бази за одним чи кількома полями.</text:p>
            <text:p text:style-name="P142"><text:span text:style-name="T1">Фільтрує дані</text:span> в таблицях.</text:p>
            <text:p text:style-name="P142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29"><text:span text:style-name="T13">Редагує</text:span><text:span text:style-name="T109"> дані в таблицях</text:span></text:p>
            <text:p text:style-name="P130"/>
            <text:p text:style-name="P126"><text:span text:style-name="T12">Ціннісна складова</text:span></text:p>
            <text:p text:style-name="P137"><text:span text:style-name="T20">Усвідомлює</text:span><text:span text:style-name="T14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60"><text:span text:style-name="T68">Практична робота №</text:span><text:span text:style-name="T69">9</text:span><text:span text:style-name="T68">.</text:span><text:span text:style-name="T42"> </text:span><text:span text:style-name="T58">У</text:span><text:span text:style-name="T59">ведення даних в таблиці</text:span><text:span text:style-name="T42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98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92">С<text:span text:style-name="T173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86"><text:span text:style-name="T68">Практична робота №</text:span><text:span text:style-name="T69">10</text:span><text:span text:style-name="T68">. </text:span><text:span text:style-name="T35">С</text:span><text:span text:style-name="T36">ортування даних</text:span><text:span text:style-name="T35">. </text:span><text:span text:style-name="T42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64"><text:span text:style-name="T68">Практична робота №</text:span><text:span text:style-name="T70">1</text:span><text:span text:style-name="T69">1</text:span><text:span text:style-name="T68">. </text:span><text:span text:style-name="T49">П</text:span><text:span text:style-name="T50">ошук та фільтрування даних.</text:span><text:span text:style-name="T43">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55">В<text:span text:style-name="T174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75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95"><text:span text:style-name="T94">Узагальнення з теми <text:s/>«</text:span><text:span text:style-name="T115">Бази даних. Системи керування базами даних».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><text:soft-page-break/></text:p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83">Тема <text:span text:style-name="T154">4</text:span>. <text:span text:style-name="T96">Опрацювання табличних даних</text:span> (<text:span text:style-name="T15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52">О<text:span text:style-name="T175">сновні логічні, математичні та статистичні функції в табличному процесорі.</text:span></text:p>
          </table:table-cell>
          <table:table-cell table:style-name="Таблиця5.D2" table:number-rows-spanned="9" office:value-type="string">
            <text:p text:style-name="P106"><text:span text:style-name="T12">Учень/учениця</text:span></text:p>
            <text:p text:style-name="P127"><text:span text:style-name="T12">Знаннєва складова</text:span></text:p>
            <text:p text:style-name="P143"><text:span text:style-name="T1">Пояснює</text:span> відмінність між посиланнями різних типів.</text:p>
            <text:p text:style-name="P143"><text:span text:style-name="T1">Називає </text:span>основні логічні, математичні та статистичні функції та пояснює їх призначення.</text:p>
            <text:p text:style-name="P143"><text:span text:style-name="T1">Інтерпретує </text:span>деякі види електронних таблиць як набори відомостей про однотипні об’єкти.</text:p>
            <text:p text:style-name="P143"><text:span text:style-name="T1">Пояснює</text:span> призначення функцій і засобів табличного процесора для опрацювання наборів однотипних об’єктів</text:p>
            <text:p text:style-name="P121"/>
            <text:p text:style-name="P127"><text:span text:style-name="T12">Діяльнісна складова</text:span></text:p>
            <text:p text:style-name="P143"><text:span text:style-name="T1">Добирає</text:span> і <text:span text:style-name="T1">застосовує</text:span> доцільну функцію або засіб табличного процесора для розв’язання певної задачі.</text:p>
            <text:p text:style-name="P143"><text:span text:style-name="T1">Використовує</text:span> посилання різних типів для опрацювання рядів даних.</text:p>
            <text:p text:style-name="P143"><text:span text:style-name="T1">Добирає </text:span>тип діаграми, що є найдоречнішим для візуального подання набору даних.</text:p>
            <text:p text:style-name="P143"><text:span text:style-name="T1">Уміє</text:span> будувати та інтерпретувати діаграми різних типів.</text:p>
            <text:p text:style-name="P143"><text:span text:style-name="T1">Застосовує</text:span> умовне форматування для унаочнення даних, що задовольняють певні умови.</text:p>
            <text:p text:style-name="P143"><text:span text:style-name="T1">Розв’язує</text:span> задачі, що вимагають сортування та обчислення проміжних і загальних підсумків, застосовує прості та розширені фільтри для відбору об’єктів.</text:p>
            <text:p text:style-name="P143"><text:span text:style-name="T1">Уміє</text:span> експортувати й імпортувати вміст електронних таблиць</text:p>
            <text:p text:style-name="P128"/>
            <text:p text:style-name="P127"><text:span text:style-name="T12">Ціннісна складова</text:span></text:p>
            <text:p text:style-name="P122"><text:span text:style-name="T13">Усвідомлює</text:span><text:span text:style-name="T109"> значення електронних таблиць як засобу для фінансових розрахунків та розв’язання задач із інших дисциплін.</text:span></text:p>
            <text:p text:style-name="P123"><text:span text:style-name="T1">Обґрунтовує</text:span> вибір типу діаграми для подання набору даних</text:p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161"><text:span text:style-name="T68">Практична робота №</text:span><text:span text:style-name="T71">1</text:span><text:span text:style-name="T72">2</text:span><text:span text:style-name="T68">.</text:span><text:span text:style-name="T42"> </text:span><text:span text:style-name="T58">В</text:span><text:span text:style-name="T60">икористання функцій для розвʼязування задач</text:span><text:span text:style-name="T42">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154">О<text:span text:style-name="T175">працювання наборів однотипних обʼєктів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156">В<text:span text:style-name="T175">ізуальне подання набору даних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87"><text:span text:style-name="T68">Практична робота №</text:span><text:span text:style-name="T73">1</text:span><text:span text:style-name="T72">3</text:span><text:span text:style-name="T68"> </text:span><text:span text:style-name="T34">В</text:span><text:span text:style-name="T37">икористання посилань для опрацювання рядів даних. </text:span><text:span text:style-name="T42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165"><text:span text:style-name="T68">Практична робота №</text:span><text:span text:style-name="T70">1</text:span><text:span text:style-name="T72">4</text:span><text:span text:style-name="T68">. </text:span><text:span text:style-name="T74">Б</text:span><text:span text:style-name="T51">у</text:span><text:span text:style-name="T52">дування діаграм, сортування та фільтрування даних. </text:span><text:span text:style-name="T34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57">Умовне форматування для унаочнення даних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76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96"><text:span text:style-name="T94">Узагальнення з теми <text:s/>«</text:span><text:span text:style-name="T110">Опрацювання табличних даних»</text:span></text:p>
            <text:p text:style-name="P68"/>
            <text:p text:style-name="P68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><text:soft-page-break/></text:p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83">Тема <text:span text:style-name="T154">5</text:span>. <text:span text:style-name="T96">3D-графіка</text:span> (<text:span text:style-name="T158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32">Т<text:span text:style-name="T178">ривимірне моделювання обʼєктів реального світу.</text:span></text:p>
          </table:table-cell>
          <table:table-cell table:style-name="Таблиця6.A2" table:number-rows-spanned="11" office:value-type="string">
            <text:p text:style-name="P107"><text:span text:style-name="T12">Учень/учениця</text:span></text:p>
            <text:p text:style-name="P119"><text:span text:style-name="T12">Знаннєва складова</text:span></text:p>
            <text:p text:style-name="P144"><text:span text:style-name="T1">Пояснює </text:span>призначення тривимірного моделювання об’єктів реального світу.</text:p>
            <text:p text:style-name="P144"><text:span text:style-name="T1">Знає </text:span>основні принципи тривимірного моделювання.</text:p>
            <text:p text:style-name="P144"><text:span text:style-name="T1">Пояснює</text:span> принцип отримання тривимірного анімованого зображення</text:p>
            <text:p text:style-name="P131"/>
            <text:p text:style-name="P119"><text:span text:style-name="T12">Діяльнісна складова</text:span></text:p>
            <text:p text:style-name="P144"><text:span text:style-name="T1">Створює</text:span> просторові моделі з використанням тривимірних примітивів.</text:p>
            <text:p text:style-name="P144"><text:span text:style-name="T1">Редагує</text:span> форму й вигляд тривимірних об’єктів, змінюючи властивості вершин, ребер, граней і поверхонь.</text:p>
            <text:p text:style-name="P144"><text:span text:style-name="T1">Створює</text:span> анімаційні ефекти</text:p>
            <text:p text:style-name="P125"/>
            <text:p text:style-name="P111"><text:span text:style-name="T12">Ціннісна складова</text:span></text:p>
            <text:p text:style-name="P144"><text:span text:style-name="T1">Оцінює</text:span> перспективи використання тривимірного моделювання для розв’язання повсякденних задач.</text:p>
            <text:p text:style-name="P138"><text:span text:style-name="Зміст_5f_вимоги_20_Знак"><text:span text:style-name="T86">Усвідомлює</text:span></text:span><text:span text:style-name="Зміст_5f_вимоги_20_Знак"><text:span text:style-name="T83"> важливість технології тривимірної графіки та 3D-друку в сучасному світі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162"><text:span text:style-name="T68">Практична робота №</text:span><text:span text:style-name="T75">1</text:span><text:span text:style-name="T76">5</text:span><text:span text:style-name="T68">. </text:span><text:span text:style-name="T38">Створення просторових моделей з </text:span><text:span text:style-name="T82">використанням тривимірних примітивів.</text:span><text:span text:style-name="T34"> </text:span><text:span text:style-name="T4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93">П<text:span text:style-name="T178">ринципи тривимірного моделювання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33">П<text:span text:style-name="T178">ринцип отримання тривимірного </text:span><text:span text:style-name="T169">анімованого зображення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88"><text:span text:style-name="T68">Практична робота №</text:span><text:span text:style-name="T75">1</text:span><text:span text:style-name="T76">6</text:span><text:span text:style-name="T68">. </text:span><text:span text:style-name="T84">Редагу</text:span><text:span text:style-name="T85">вання </text:span><text:span text:style-name="T84">форм</text:span><text:span text:style-name="T85">и</text:span><text:span text:style-name="T84"> й вигляд</text:span><text:span text:style-name="T85">у</text:span><text:span text:style-name="T84"> тривимірних об’єктів, з</text:span><text:span text:style-name="T85">міна</text:span><text:span text:style-name="T84"> властивост</text:span><text:span text:style-name="T85">ей</text:span><text:span text:style-name="T84"> вершин, ребер, граней і поверхонь.</text:span><text:span text:style-name="T88"> </text:span><text:span text:style-name="T4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166"><text:span text:style-name="T68">Практична робота №</text:span><text:span text:style-name="T70">1</text:span><text:span text:style-name="T76">7</text:span><text:span text:style-name="T68">. </text:span><text:span text:style-name="T51">Ст</text:span><text:span text:style-name="T53">ворення анімаційних ефектів</text:span><text:span text:style-name="T51">. </text:span><text:span text:style-name="T34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74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77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77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74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97"><text:span text:style-name="T94">Узагальнення з теми <text:s/>«</text:span><text:span text:style-name="T110">D-графіка»</text:span></text:p>
            <text:p text:style-name="P69"/>
            <text:p text:style-name="P69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80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23">II </text:span></text:span><text:span text:style-name="Основной_20_шрифт_20_абзаца"><text:span text:style-name="T124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23">III</text:span></text:span><text:span text:style-name="Основной_20_шрифт_20_абзаца"><text:span text:style-name="T124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123">IV</text:span></text:span><text:span text:style-name="Основной_20_шрифт_20_абзаца"><text:span text:style-name="T124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60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0"/>
          </table:table-cell>
        </table:table-row>
        <table:table-row>
          <table:table-cell table:style-name="Таблица2.A2" office:value-type="string">
            <text:p text:style-name="P44"><text:span text:style-name="T160">9</text:span>-Б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  <table:table-row>
          <table:table-cell table:style-name="Таблица2.A2" office:value-type="string">
            <text:p text:style-name="P44"><text:span text:style-name="T160">9</text:span>-<text:span text:style-name="T146">В</text:span>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124">ік контрольних та практичних робіт </text:span></text:span><text:span text:style-name="Основной_20_шрифт_20_абзаца"><text:span text:style-name="T141">9</text:span></text:span><text:span text:style-name="Основной_20_шрифт_20_абзаца"><text:span text:style-name="T12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40">9</text:span><text:span text:style-name="T124">-А</text:span></text:p>
          </table:table-cell>
          <table:table-cell table:style-name="Таблиця4.A2" office:value-type="string">
            <text:p text:style-name="P52"><text:span text:style-name="T140">9</text:span><text:span text:style-name="T124">-Б</text:span></text:p>
          </table:table-cell>
          <table:table-cell table:style-name="Таблиця4.D2" office:value-type="string">
            <text:p text:style-name="P45"><text:span text:style-name="T161">9</text:span>-<text:span text:style-name="T148">В</text:span></text:p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4">Практична робота №</text:span></text:span><text:span text:style-name="Основной_20_шрифт_20_абзаца"><text:span text:style-name="T125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4">Практична робота №</text:span></text:span><text:span text:style-name="Основной_20_шрифт_20_абзаца"><text:span text:style-name="T125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6">Практична робота №</text:span></text:span><text:span text:style-name="Основной_20_шрифт_20_абзаца"><text:span text:style-name="T125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6">Практична робота №</text:span></text:span><text:span text:style-name="Основной_20_шрифт_20_абзаца"><text:span text:style-name="T135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6">Практична робота №</text:span></text:span><text:span text:style-name="Основной_20_шрифт_20_абзаца"><text:span text:style-name="T13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29">Узагальнення №</text:span></text:span><text:span text:style-name="Основной_20_шрифт_20_абзаца"><text:span text:style-name="T127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55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133">Практична робота №</text:span></text:span><text:span text:style-name="Основной_20_шрифт_20_абзаца"><text:span text:style-name="T134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56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29">Узагальнення №</text:span></text:span><text:span text:style-name="Основной_20_шрифт_20_абзаца"><text:span text:style-name="T12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33">Практична робота №</text:span></text:span><text:span text:style-name="Основной_20_шрифт_20_абзаца"><text:span text:style-name="T134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30">Практична робота №</text:span></text:span><text:span text:style-name="Основной_20_шрифт_20_абзаца"><text:span text:style-name="T131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56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27">Узагальнення №</text:span></text:span><text:span text:style-name="Основной_20_шрифт_20_абзаца"><text:span text:style-name="T12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</text:span></text:span><text:span text:style-name="Основной_20_шрифт_20_абзаца"><text:span text:style-name="T137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7">Узагальнення №</text:span></text:span><text:span text:style-name="Основной_20_шрифт_20_абзаца"><text:span text:style-name="T12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</text:span></text:span><text:span text:style-name="Основной_20_шрифт_20_абзаца"><text:span text:style-name="T13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</text:span></text:span><text:span text:style-name="Основной_20_шрифт_20_абзаца"><text:span text:style-name="T13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5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</text:span></text:span><text:span text:style-name="Основной_20_шрифт_20_абзаца"><text:span text:style-name="T13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7">Узагальнення №</text:span></text:span><text:span text:style-name="Основной_20_шрифт_20_абзаца"><text:span text:style-name="T132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</text:span></text:span><text:span text:style-name="Основной_20_шрифт_20_абзаца"><text:span text:style-name="T139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</text:span></text:span><text:span text:style-name="Основной_20_шрифт_20_абзаца"><text:span text:style-name="T139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6">Практична робота №</text:span></text:span><text:span text:style-name="Основной_20_шрифт_20_абзаца"><text:span text:style-name="T136">1</text:span></text:span><text:span text:style-name="Основной_20_шрифт_20_абзаца"><text:span text:style-name="T139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7">Узагальнення №</text:span></text:span><text:span text:style-name="Основной_20_шрифт_20_абзаца"><text:span text:style-name="T12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42">Заступник</text:span> директора _________ М.В. Савіна<text:tab/><text:tab/><text:tab/><text:tab/><text:tab/><text:tab/><text:tab/><text:tab/><text:span text:style-name="T142">Д</text:span>иректор <text:span text:style-name="T142">школи</text:span> ____________ Л.М. Воробйов</text:p>
      <text:p text:style-name="P20"><text:span text:style-name="T97">____________ 201</text:span><text:span text:style-name="T99">9</text:span><text:span text:style-name="T97"> р.<text:tab/><text:tab/><text:tab/><text:tab/><text:tab/><text:tab/><text:tab/><text:tab/><text:tab/><text:tab/><text:tab/><text:tab/><text:tab/><text:tab/><text:tab/>_____________ 201</text:span><text:span text:style-name="T100">9 </text:span><text:span text:style-name="T97">р.</text:span></text:p>
      <text:p text:style-name="P20"><text:span text:style-name="T97">____________ 20</text:span><text:span text:style-name="T99">20</text:span><text:span text:style-name="T97"> р.<text:tab/><text:tab/><text:tab/><text:tab/><text:tab/><text:tab/><text:tab/><text:tab/><text:tab/><text:tab/><text:tab/><text:tab/><text:tab/><text:tab/><text:tab/>_____________ 20</text:span><text:span text:style-name="T99">20 </text:span><text:span text:style-name="T97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45">і</text:span>нформатики для <text:span text:style-name="T162">9</text:span> класів</text:p>
      <text:p text:style-name="P11"><text:span text:style-name="T142">в</text:span>читель Трубіцина А.Л.</text:p>
      <text:p text:style-name="P21"><text:span text:style-name="T103">201</text:span><text:span text:style-name="T104">9</text:span><text:span text:style-name="T103">-20</text:span><text:span text:style-name="T104">20</text:span><text:span text:style-name="T103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97">Інформатика навчальна програма для учнів </text:span><text:span text:style-name="T102">9</text:span><text:span text:style-name="T101"> </text:span><text:span text:style-name="T97">класу</text:span></text:p>
      <text:p text:style-name="P6">загальноосвітніх навчальних закладів <text:span text:style-name="T143">затверджена Міністерством освіти і науки України</text:span></text:p>
      <text:p text:style-name="P8">(Наказ МОН від <text:span text:style-name="T144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97">Погоджено на засіданні </text:span><text:span text:style-name="T98">Ш</text:span><text:span text:style-name="T97">МО <text:tab/><text:tab/><text:tab/>Погоджено на засіданні </text:span><text:span text:style-name="T98">Ш</text:span><text:span text:style-name="T97">МО</text:span></text:p>
      <text:p text:style-name="P5">протокол № _____ від ___________ р. <text:tab/><text:tab/><text:tab/>протокол № _____ від ___________ р.</text:p>
      <text:p text:style-name="P9"><text:span text:style-name="T95">кер. </text:span><text:span text:style-name="T153">Ш</text:span><text:span text:style-name="T95">МО _________________ В.В. Маляренко <text:tab/><text:tab/><text:tab/>кер. </text:span><text:span text:style-name="T153">Ш</text:span><text:span text:style-name="T95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24:21.275003302</dc:date>
    <meta:editing-duration>PT1H46M45S</meta:editing-duration>
    <meta:editing-cycles>79</meta:editing-cycles>
    <meta:generator>LibreOffice/6.3.1.2$Linux_X86_64 LibreOffice_project/30$Build-2</meta:generator>
    <meta:document-statistic meta:table-count="7" meta:image-count="0" meta:object-count="0" meta:page-count="8" meta:paragraph-count="369" meta:word-count="1508" meta:character-count="10995" meta:non-whitespace-character-count="9758"/>
  </office:meta>
</office:document-meta>
</file>